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fo:font-style="normal" officeooo:paragraph-rsid="02660fa1" style:font-style-asian="normal" style:font-style-complex="normal"/>
    </style:style>
    <style:style style:name="P2" style:family="paragraph" style:parent-style-name="Título_20_do_20_relatório">
      <style:text-properties fo:font-variant="small-caps" fo:color="#ffffff" style:font-name="CMU Serif2" fo:font-size="16pt" fo:font-style="normal" fo:font-weight="bold" officeooo:rsid="02f4c913" officeooo:paragraph-rsid="02f4c913" fo:background-color="transparent" style:font-size-asian="16pt" style:font-size-complex="16pt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bold" officeooo:paragraph-rsid="034c6f40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bold" officeooo:paragraph-rsid="0352ae0e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bold" officeooo:paragraph-rsid="0355fa65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paragraph-rsid="03579f58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359546d" officeooo:paragraph-rsid="0359546d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rsid="03598544" officeooo:paragraph-rsid="03598544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style:font-name="CMU Serif1" fo:font-style="normal" style:text-underline-style="none" fo:font-weight="normal" officeooo:rsid="0352ae0e" officeooo:paragraph-rsid="0352ae0e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style:font-name="CMU Serif1" fo:font-style="normal" style:text-underline-style="none" fo:font-weight="bold" officeooo:rsid="0352ae0e" officeooo:paragraph-rsid="0352ae0e" fo:background-color="transparent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34c6f4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352ae0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355fa65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3579f58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35dab1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paragraph-rsid="0352ae0e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36735f7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35bacd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36d0fa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36e6b38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3598544"/>
    </style:style>
    <style:style style:name="T1" style:family="text">
      <style:text-properties officeooo:rsid="01517c8b"/>
    </style:style>
    <style:style style:name="T2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3" style:family="text">
      <style:text-properties fo:font-variant="small-caps" fo:color="#ffffff" style:font-name="CMU Serif1" fo:font-size="12pt" fo:font-style="normal" fo:font-weight="normal" officeooo:rsid="02b8c0c7" fo:background-color="transparent" loext:char-shading-value="0"/>
    </style:style>
    <style:style style:name="T4" style:family="text">
      <style:text-properties fo:font-variant="small-caps" fo:color="#ffffff" style:font-name="CMU Serif1" fo:font-size="12pt" fo:font-style="normal" fo:font-weight="normal" officeooo:rsid="034a965b" fo:background-color="transparent" loext:char-shading-value="0"/>
    </style:style>
    <style:style style:name="T5" style:family="text">
      <style:text-properties fo:color="#000000" style:font-name="CMU Serif1" fo:font-weight="normal" officeooo:rsid="035dab14" fo:background-color="transparent" loext:char-shading-value="0" style:font-weight-asian="normal" style:font-weight-complex="normal"/>
    </style:style>
    <style:style style:name="T6" style:family="text">
      <style:text-properties fo:color="#000000" style:font-name="CMU Serif1" fo:font-weight="normal" officeooo:rsid="035ee075" fo:background-color="transparent" loext:char-shading-value="0" style:font-weight-asian="normal" style:font-weight-complex="normal"/>
    </style:style>
    <style:style style:name="T7" style:family="text">
      <style:text-properties fo:color="#000000" style:font-name="CMU Serif1" fo:font-weight="normal" officeooo:rsid="03609bc3" fo:background-color="transparent" loext:char-shading-value="0" style:font-weight-asian="normal" style:font-weight-complex="normal"/>
    </style:style>
    <style:style style:name="T8" style:family="text">
      <style:text-properties fo:color="#000000" style:font-name="CMU Serif1" fo:font-weight="normal" officeooo:rsid="036735f7" fo:background-color="transparent" loext:char-shading-value="0" style:font-weight-asian="normal" style:font-weight-complex="normal"/>
    </style:style>
    <style:style style:name="T9" style:family="text">
      <style:text-properties fo:color="#000000" style:font-name="CMU Serif1" fo:font-weight="normal" officeooo:rsid="036975fe" fo:background-color="transparent" loext:char-shading-value="0" style:font-weight-asian="normal" style:font-weight-complex="normal"/>
    </style:style>
    <style:style style:name="T10" style:family="text">
      <style:text-properties fo:color="#000000" style:font-name="CMU Serif1" fo:font-weight="normal" officeooo:rsid="036e6b38" fo:background-color="transparent" loext:char-shading-value="0" style:font-weight-asian="normal" style:font-weight-complex="normal"/>
    </style:style>
    <style:style style:name="T11" style:family="text">
      <style:text-properties fo:color="#000000" style:font-name="CMU Serif1" fo:font-weight="normal" officeooo:rsid="036fe061" fo:background-color="transparent" loext:char-shading-value="0" style:font-weight-asian="normal" style:font-weight-complex="normal"/>
    </style:style>
    <style:style style:name="T12" style:family="text">
      <style:text-properties fo:color="#000000" style:font-name="CMU Serif1" fo:font-weight="normal" officeooo:rsid="036d0fad" fo:background-color="transparent" loext:char-shading-value="0" style:font-weight-asian="normal" style:font-weight-complex="normal"/>
    </style:style>
    <style:style style:name="T13" style:family="text">
      <style:text-properties fo:color="#000000" style:font-name="CMU Serif1" fo:font-weight="normal" officeooo:rsid="036e3d41" fo:background-color="transparent" loext:char-shading-value="0" style:font-weight-asian="normal" style:font-weight-complex="normal"/>
    </style:style>
    <style:style style:name="T14" style:family="text">
      <style:text-properties fo:color="#000000" style:font-name="CMU Serif1" fo:font-weight="normal" officeooo:rsid="03787cef" fo:background-color="transparent" loext:char-shading-value="0" style:font-weight-asian="normal" style:font-weight-complex="normal"/>
    </style:style>
    <style:style style:name="T15" style:family="text">
      <style:text-properties fo:color="#000000" style:font-name="CMU Serif1" fo:font-style="italic" fo:font-weight="normal" officeooo:rsid="03609bc3" fo:background-color="transparent" loext:char-shading-value="0" style:font-style-asian="italic" style:font-weight-asian="normal" style:font-style-complex="italic" style:font-weight-complex="normal"/>
    </style:style>
    <style:style style:name="T16" style:family="text">
      <style:text-properties fo:color="#000000" style:font-name="CMU Serif1" fo:font-style="italic" fo:font-weight="normal" officeooo:rsid="036735f7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color="#000000" style:font-name="CMU Serif1" fo:font-style="italic" style:text-underline-style="none" fo:font-weight="normal" officeooo:rsid="035a54c2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color="#000000" style:font-name="CMU Serif1" fo:font-style="italic" style:text-underline-style="none" fo:font-weight="normal" officeooo:rsid="035bacdd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color="#000000" style:font-name="CMU Serif1" fo:font-style="italic" style:text-underline-style="none" fo:font-weight="normal" officeooo:rsid="037189f3" fo:background-color="transparent" loext:char-shading-value="0" style:font-style-asian="italic" style:font-weight-asian="normal" style:font-style-complex="italic" style:font-weight-complex="normal"/>
    </style:style>
    <style:style style:name="T20" style:family="text">
      <style:text-properties fo:color="#000000" style:font-name="CMU Serif1" fo:font-style="italic" style:text-underline-style="none" fo:font-weight="normal" officeooo:rsid="0373584c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fo:color="#000000" style:font-name="CMU Serif1" fo:font-style="italic" style:text-underline-style="none" fo:font-weight="normal" officeooo:rsid="035128d7" fo:background-color="#ffff00" loext:char-shading-value="0" style:font-style-asian="italic" style:font-weight-asian="normal" style:font-style-complex="italic" style:font-weight-complex="normal"/>
    </style:style>
    <style:style style:name="T22" style:family="text">
      <style:text-properties fo:color="#000000" style:font-name="CMU Serif1" fo:font-style="italic" style:text-underline-style="none" fo:font-weight="normal" officeooo:rsid="0373584c" fo:background-color="#ffff00" loext:char-shading-value="0" style:font-style-asian="italic" style:font-weight-asian="normal" style:font-style-complex="italic" style:font-weight-complex="normal"/>
    </style:style>
    <style:style style:name="T23" style:family="text">
      <style:text-properties fo:color="#000000" style:font-name="CMU Serif1" fo:font-style="normal" fo:font-weight="normal" officeooo:rsid="03609bc3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000000" style:font-name="CMU Serif1" fo:font-style="normal" fo:font-weight="normal" officeooo:rsid="03626012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000000" style:font-name="CMU Serif1" fo:font-style="normal" fo:font-weight="normal" officeooo:rsid="036735f7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style:font-name="CMU Serif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000000" style:font-name="CMU Serif1" fo:font-style="normal" style:text-underline-style="none" fo:font-weight="normal" officeooo:rsid="0345e634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style:font-name="CMU Serif1" fo:font-style="normal" style:text-underline-style="none" fo:font-weight="normal" officeooo:rsid="0347d300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style:font-name="CMU Serif1" fo:font-style="normal" style:text-underline-style="none" fo:font-weight="normal" officeooo:rsid="034c6f40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0000" style:font-name="CMU Serif1" fo:font-style="normal" style:text-underline-style="none" fo:font-weight="normal" officeooo:rsid="034df35c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style:font-name="CMU Serif1" fo:font-style="normal" style:text-underline-style="none" fo:font-weight="normal" officeooo:rsid="034f4209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style:font-name="CMU Serif1" fo:font-style="normal" style:text-underline-style="none" fo:font-weight="normal" officeooo:rsid="03501bd2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00" style:font-name="CMU Serif1" fo:font-style="normal" style:text-underline-style="none" fo:font-weight="normal" officeooo:rsid="03501bd2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style:font-name="CMU Serif1" fo:font-style="normal" style:text-underline-style="none" fo:font-weight="normal" officeooo:rsid="035128d7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000000" style:font-name="CMU Serif1" fo:font-style="normal" style:text-underline-style="none" fo:font-weight="normal" officeooo:rsid="0355fa65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000000" style:font-name="CMU Serif1" fo:font-style="normal" style:text-underline-style="none" fo:font-weight="normal" officeooo:rsid="03566eda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0000" style:font-name="CMU Serif1" fo:font-style="normal" style:text-underline-style="none" fo:font-weight="normal" officeooo:rsid="03579f58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0000" style:font-name="CMU Serif1" fo:font-style="normal" style:text-underline-style="none" fo:font-weight="normal" officeooo:rsid="03589cb2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000000" style:font-name="CMU Serif1" fo:font-style="normal" style:text-underline-style="none" fo:font-weight="normal" officeooo:rsid="0359546d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000000" style:font-name="CMU Serif1" fo:font-style="normal" style:text-underline-style="none" fo:font-weight="normal" officeooo:rsid="035a54c2" fo:background-color="transparent" loext:char-shading-value="0" style:font-style-asian="normal" style:font-weight-asian="normal" style:font-style-complex="normal" style:font-weight-complex="normal"/>
    </style:style>
    <style:style style:name="T41" style:family="text">
      <style:text-properties fo:color="#000000" style:font-name="CMU Serif1" fo:font-style="normal" style:text-underline-style="none" fo:font-weight="normal" officeooo:rsid="036d0fad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fo:color="#000000" style:font-name="CMU Serif1" fo:font-style="normal" style:text-underline-style="none" fo:font-weight="normal" officeooo:rsid="035bacdd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color="#000000" style:font-name="CMU Serif1" fo:font-style="normal" style:text-underline-style="none" fo:font-weight="normal" officeooo:rsid="037189f3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fo:color="#000000" style:font-name="CMU Serif1" fo:font-style="normal" style:text-underline-style="none" fo:font-weight="normal" officeooo:rsid="0373584c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000000" style:font-name="CMU Serif1" fo:font-style="normal" style:text-underline-style="none" fo:font-weight="normal" officeooo:rsid="0352ae0e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fo:color="#000000" style:font-name="CMU Serif1" fo:font-style="normal" style:text-underline-style="none" fo:font-weight="normal" officeooo:rsid="0353cc2b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fo:color="#000000" style:font-name="CMU Serif1" fo:font-style="normal" style:text-underline-style="none" fo:font-weight="normal" officeooo:rsid="0354a3b0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fo:color="#000000" style:font-name="CMU Serif1" fo:font-style="normal" style:text-underline-style="none" fo:font-weight="normal" officeooo:rsid="0375460b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fo:color="#000000" style:font-name="CMU Serif1" fo:font-style="normal" style:text-underline-style="none" fo:font-weight="normal" officeooo:rsid="0375cc80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color="#000000" style:font-name="CMU Serif1" fo:font-style="normal" style:text-underline-style="none" fo:font-weight="normal" officeooo:rsid="037780be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000000" style:font-name="CMU Serif1" fo:font-style="normal" style:text-underline-style="none" fo:font-weight="normal" officeooo:rsid="03598544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style:font-name="CMU Serif1" fo:font-style="normal" style:text-underline-style="none" fo:font-weight="normal" officeooo:rsid="03501bd2" fo:background-color="#ffff00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style:font-name="CMU Serif1" fo:font-style="normal" style:text-underline-style="none" fo:font-weight="normal" officeooo:rsid="035128d7" fo:background-color="#ffff00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000000" style:font-name="CMU Serif1" fo:font-style="normal" style:text-underline-style="none" fo:font-weight="normal" officeooo:rsid="0373584c" fo:background-color="#ffff00" loext:char-shading-value="0" style:font-style-asian="normal" style:font-weight-asian="normal" style:font-style-complex="normal" style:font-weight-complex="normal"/>
    </style:style>
    <style:style style:name="T55" style:family="text">
      <style:text-properties fo:color="#000000" style:font-name="CMU Serif1" fo:font-style="normal" style:text-underline-style="none" fo:font-weight="bold" officeooo:rsid="0345e634" fo:background-color="transparent" loext:char-shading-value="0" style:font-style-asian="normal" style:font-weight-asian="bold" style:font-style-complex="normal" style:font-weight-complex="bold"/>
    </style:style>
    <style:style style:name="T56" style:family="text">
      <style:text-properties fo:color="#000000" style:font-name="CMU Serif1" fo:font-style="normal" style:text-underline-style="none" fo:background-color="transparent" loext:char-shading-value="0" style:font-style-asian="normal" style:font-style-complex="normal"/>
    </style:style>
    <style:style style:name="T57" style:family="text">
      <style:text-properties fo:color="#000000" style:font-name="CMU Serif1" fo:font-style="normal" style:text-underline-style="none" officeooo:rsid="03566eda" fo:background-color="transparent" loext:char-shading-value="0" style:font-style-asian="normal" style:font-style-complex="normal"/>
    </style:style>
    <style:style style:name="T58" style:family="text">
      <style:text-properties fo:color="#000000" style:font-name="CMU Serif1" fo:font-style="normal" style:text-underline-style="none" officeooo:rsid="0359546d" fo:background-color="transparent" loext:char-shading-value="0" style:font-style-asian="normal" style:font-style-complex="normal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353cc2b" style:font-weight-asian="normal" style:font-weight-complex="normal"/>
    </style:style>
    <style:style style:name="T62" style:family="text">
      <style:text-properties fo:font-weight="normal" officeooo:rsid="0354a3b0" style:font-weight-asian="normal" style:font-weight-complex="normal"/>
    </style:style>
    <style:style style:name="T63" style:family="text">
      <style:text-properties officeooo:rsid="0354a3b0"/>
    </style:style>
    <style:style style:name="T64" style:family="text">
      <style:text-properties officeooo:rsid="036e3d41"/>
    </style:style>
    <style:style style:name="T65" style:family="text">
      <style:text-properties officeooo:rsid="036fe061"/>
    </style:style>
    <style:style style:name="T66" style:family="text">
      <style:text-properties officeooo:rsid="037189f3"/>
    </style:style>
    <style:style style:name="T67" style:family="text">
      <style:text-properties officeooo:rsid="0373584c"/>
    </style:style>
    <style:style style:name="T68" style:family="text">
      <style:text-properties officeooo:rsid="0375460b"/>
    </style:style>
    <style:style style:name="T69" style:family="text">
      <style:text-properties officeooo:rsid="0375cc80"/>
    </style:style>
    <style:style style:name="T70" style:family="text">
      <style:text-properties officeooo:rsid="037780be"/>
    </style:style>
    <style:style style:name="T71" style:family="text">
      <style:text-properties officeooo:rsid="03787c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REO </text:span><text:span text:style-name="T4">4</text:span><text:span text:style-name="T2"> – </text:span><text:span text:style-name="T3">Processos de Software</text:span></text:p>
      <text:p text:style-name="P2">Definição de Conceitos de Gerência de Configuração</text:p>
      <text:p text:style-name="P1">Pedro Antônio de Souza <text:span text:style-name="T1">(</text:span>201810557<text:span text:style-name="T1">)</text:span></text:p>
      <text:p text:style-name="Autor_20_Cabeçalho"/>
      <text:p text:style-name="P4">Auditoria de Configuração (Física e Funcional)</text:p>
      <text:p text:style-name="P12"><text:span text:style-name="T29">Auditoria de Configuração são as atividades </text:span><text:span text:style-name="T30">de inspeção realizadas para garantir que as alterações na configuração foram realizadas de forma correta. </text:span><text:span text:style-name="T31">A auditoria funciona</text:span><text:span text:style-name="T32">l compreende à inspeção </text:span><text:span text:style-name="T43">da </text:span><text:span text:style-name="T19">baseline</text:span><text:span text:style-name="T43"> </text:span><text:span text:style-name="T32">numa perspectiva técnica </text:span><text:span text:style-name="T43">para garantir a implementação realiza o que foi especificado</text:span><text:span text:style-name="T32">. </text:span><text:span text:style-name="T33">Já a auditoria física </text:span><text:span text:style-name="T34">objetiva assegurar que a </text:span><text:span text:style-name="T20">baseline</text:span><text:span text:style-name="T34"> está condizente com acord</text:span><text:span text:style-name="T44">ado em</text:span><text:span text:style-name="T34"> cláusulas contratuais.</text:span></text:p>
      <text:p text:style-name="P5"/>
      <text:p text:style-name="P17">Baseline</text:p>
      <text:p text:style-name="P10"><text:span text:style-name="T59">Baseline</text:span> é um conjunto de itens de configuração que foram aprovados formalmente e que serão a base das etapas seguintes de desenvolvimento.</text:p>
      <text:p text:style-name="P10"/>
      <text:p text:style-name="P11">Comitê de Controle de Configuração</text:p>
      <text:p text:style-name="P13"><text:span text:style-name="T45">Comitê de Controle de Configuração </text:span><text:span text:style-name="T46">é o grupo de pessoas </text:span><text:span text:style-name="T47">que avalia (aprova ou reprova) sugestões de modificações em itens de configuração. Além disso, esse grupo também é responsável por garantir a implementação d</text:span><text:span text:style-name="T48">as</text:span><text:span text:style-name="T47"> modificações aprovadas formalmente.</text:span></text:p>
      <text:p text:style-name="P11"><text:span text:style-name="T62"/></text:p>
      <text:p text:style-name="P11"><text:span text:style-name="T63">Configuração</text:span></text:p>
      <text:p text:style-name="P14"><text:span text:style-name="T41">C</text:span><text:span text:style-name="T35">onfiguração é </text:span><text:span text:style-name="T36">o estado que os itens </text:span><text:span text:style-name="T49">que compõem</text:span><text:span text:style-name="T36"> o sistema se encontram em um dado momento.</text:span></text:p>
      <text:p text:style-name="P14"><text:span text:style-name="T36"/></text:p>
      <text:p text:style-name="P6"><text:span text:style-name="T57">Controle de Modificação/Mudança</text:span></text:p>
      <text:p text:style-name="P15"><text:span text:style-name="T37">Controle de </text:span><text:span text:style-name="T41">M</text:span><text:span text:style-name="T37">odificação/</text:span><text:span text:style-name="T41">Mudança</text:span><text:span text:style-name="T37"> compreende aos procedimentos humanos e/ou automatizados com o objetivo de </text:span><text:span text:style-name="T38">manter as informações </text:span><text:span text:style-name="T49">d</text:span><text:span text:style-name="T50">as</text:span><text:span text:style-name="T38"> solicitações de mudança e </text:span><text:span text:style-name="T50">d</text:span><text:span text:style-name="T38">as implementações </text:span><text:span text:style-name="T39">realizadas para efetivar as mudanças.</text:span></text:p>
      <text:p text:style-name="P15"><text:span text:style-name="T39"/></text:p>
      <text:p text:style-name="P7"><text:soft-page-break/><text:span text:style-name="T58">Controle de Versão</text:span></text:p>
      <text:p text:style-name="P19"><text:span text:style-name="T41">C</text:span><text:span text:style-name="T42">ontrole de </text:span><text:span text:style-name="T41">V</text:span><text:span text:style-name="T42">ersão é a utilização de procedimentos e ferramentas para administrar diferentes versões de itens de configuração criados durante o ciclo de vida de um </text:span><text:span text:style-name="T18">software</text:span><text:span text:style-name="T42">.</text:span></text:p>
      <text:p text:style-name="P8"><text:span text:style-name="T26"/></text:p>
      <text:p text:style-name="P8"><text:span text:style-name="T56">Gerência de configuração</text:span></text:p>
      <text:p text:style-name="P22"><text:span text:style-name="T51">Gerência de configuração </text:span><text:span text:style-name="T50">é o conjunto de</text:span><text:span text:style-name="T40"> as atividades e procedimentos realizados para gerir as mudanças durante o ciclo de vida do </text:span><text:span text:style-name="T17">software</text:span><text:span text:style-name="T40">.</text:span></text:p>
      <text:p text:style-name="P9"><text:span text:style-name="T26"/></text:p>
      <text:p text:style-name="P9">Item de configuração</text:p>
      <text:p text:style-name="P16"><text:span text:style-name="T5">Item de configuração </text:span><text:span text:style-name="T6">é um </text:span><text:span text:style-name="T7">elemento</text:span><text:span text:style-name="T6"> </text:span><text:span text:style-name="T7">componente da configuração que pode ser identificado de forma única nas </text:span><text:span text:style-name="T15">baselines</text:span><text:span text:style-name="T23"> as quais pertence. </text:span><text:span text:style-name="T24">Os itens de configuração podem se relacionar entre si, porém a manutenção de suas informações e rastreio de suas versões devem ser independentes.</text:span></text:p>
      <text:p text:style-name="P9"><text:span text:style-name="T60"/></text:p>
      <text:p text:style-name="P9">Liberação</text:p>
      <text:p text:style-name="P18"><text:span text:style-name="T8">Liberação é </text:span><text:span text:style-name="T9">a entrega formal de uma</text:span><text:span text:style-name="T8"> </text:span><text:span text:style-name="T16">baseline</text:span><text:span text:style-name="T25"> ao cliente.</text:span></text:p>
      <text:p text:style-name="P9"><text:span text:style-name="T60"/></text:p>
      <text:p text:style-name="P9">Nível de Controle</text:p>
      <text:p text:style-name="P21"><text:span text:style-name="T10">Nível de controle é o grau de abrangência do controle que </text:span><text:span text:style-name="T14">se </text:span><text:span text:style-name="T10">deseja </text:span><text:span text:style-name="T14">implementar</text:span><text:span text:style-name="T10">. </text:span><text:span text:style-name="T11">Por exemplo, pode-se definir que para um determinado nível será realizado apenas o Controle de Repositório, enquanto em um nível superior será exigido o Controle de Mudança.</text:span></text:p>
      <text:p text:style-name="P9"><text:span text:style-name="T60"/></text:p>
      <text:p text:style-name="P9">Sistema de Gerência de Configuração</text:p>
      <text:p text:style-name="P20"><text:span text:style-name="T12">Sistema de Gerência de Configuração </text:span><text:span text:style-name="T13">(SGC)</text:span><text:span text:style-name="T12"> </text:span><text:span text:style-name="T13">é um conjunto de subsistemas utilizados para garantir que a Gerência de Configuração ocorra de forma sistemática. Os subsistemas que compõem o SGC são: sistema de controle de versões, sistema de </text:span><text:span text:style-name="T12">controle de modificações e sistema de gerenciamento de constru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3-10T22:58:41.056911849</dc:date>
    <meta:editing-duration>PT2H31M52S</meta:editing-duration>
    <meta:editing-cycles>108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403" meta:character-count="2673" meta:non-whitespace-character-count="2294"/>
  </office:meta>
</office:document-meta>
</file>